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905cm" style:use-optimal-column-width="true"/>
    </style:style>
    <style:style style:name="co2" style:family="table-column">
      <style:table-column-properties fo:break-before="auto" style:column-width="1.37583333333333cm" style:use-optimal-column-width="true"/>
    </style:style>
    <style:style style:name="co3" style:family="table-column">
      <style:table-column-properties fo:break-before="auto" style:column-width="1.98966666666667cm" style:use-optimal-column-width="true"/>
    </style:style>
    <style:style style:name="co4" style:family="table-column">
      <style:table-column-properties fo:break-before="auto" style:column-width="2.81516666666667cm" style:use-optimal-column-width="true"/>
    </style:style>
    <style:style style:name="co5" style:family="table-column">
      <style:table-column-properties fo:break-before="auto" style:column-width="6.519333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if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">
            <text:p>nummer</text:p>
          </table:table-cell>
          <table:table-cell office:value-type="string" table:style-name="ce1">
            <text:p>actie</text:p>
          </table:table-cell>
          <table:table-cell office:value-type="string" table:style-name="ce1">
            <text:p>resultaat</text:p>
          </table:table-cell>
          <table:table-cell office:value-type="string" table:style-name="ce1">
            <text:p>reactietijd_ms</text:p>
          </table:table-cell>
          <table:table-cell office:value-type="string" table:style-name="ce1">
            <text:p>response</text:p>
          </table:table-cell>
          <table:table-cell office:value-type="string" table:style-name="ce1">
            <text:p>WIFI</text:p>
          </table:table-cell>
          <table:table-cell office:value-type="string" table:style-name="ce1">
            <text:p>nummer</text:p>
          </table:table-cell>
          <table:table-cell office:value-type="string" table:style-name="ce1">
            <text:p>actie</text:p>
          </table:table-cell>
          <table:table-cell office:value-type="string" table:style-name="ce1">
            <text:p>resultaat</text:p>
          </table:table-cell>
          <table:table-cell office:value-type="string" table:style-name="ce1">
            <text:p>reactietijd_ms</text:p>
          </table:table-cell>
          <table:table-cell office:value-type="string" table:style-name="ce1">
            <text:p>response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707" table:style-name="ce1">
            <text:p>1707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46" table:style-name="ce1">
            <text:p>53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74" table:style-name="ce1">
            <text:p>7374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2" table:style-name="ce1">
            <text:p>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37" table:style-name="ce1">
            <text:p>693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03" table:style-name="ce1">
            <text:p>6903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3" table:style-name="ce1">
            <text:p>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69" table:style-name="ce1">
            <text:p>456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86" table:style-name="ce1">
            <text:p>6686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4" table:style-name="ce1">
            <text:p>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25" table:style-name="ce1">
            <text:p>662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76" table:style-name="ce1">
            <text:p>6576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5" table:style-name="ce1">
            <text:p>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78" table:style-name="ce1">
            <text:p>547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84" table:style-name="ce1">
            <text:p>4684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6" table:style-name="ce1">
            <text:p>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39" table:style-name="ce1">
            <text:p>673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74" table:style-name="ce1">
            <text:p>6174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7" table:style-name="ce1">
            <text:p>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84" table:style-name="ce1">
            <text:p>738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59" table:style-name="ce1">
            <text:p>6659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8" table:style-name="ce1">
            <text:p>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65" table:style-name="ce1">
            <text:p>696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13" table:style-name="ce1">
            <text:p>7013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9" table:style-name="ce1">
            <text:p>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04" table:style-name="ce1">
            <text:p>670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8" table:style-name="ce1">
            <text:p>638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0" table:style-name="ce1">
            <text:p>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47" table:style-name="ce1">
            <text:p>524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37" table:style-name="ce1">
            <text:p>6037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1" table:style-name="ce1">
            <text:p>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02" table:style-name="ce1">
            <text:p>720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3" table:style-name="ce1">
            <text:p>653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2" table:style-name="ce1">
            <text:p>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03" table:style-name="ce1">
            <text:p>710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972" table:style-name="ce1">
            <text:p>7972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3" table:style-name="ce1">
            <text:p>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59" table:style-name="ce1">
            <text:p>625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22" table:style-name="ce1">
            <text:p>6222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4" table:style-name="ce1">
            <text:p>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67" table:style-name="ce1">
            <text:p>586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12" table:style-name="ce1">
            <text:p>6812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5" table:style-name="ce1">
            <text:p>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81" table:style-name="ce1">
            <text:p>558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57" table:style-name="ce1">
            <text:p>5357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6" table:style-name="ce1">
            <text:p>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88" table:style-name="ce1">
            <text:p>698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43" table:style-name="ce1">
            <text:p>6643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7" table:style-name="ce1">
            <text:p>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8" table:style-name="ce1">
            <text:p>57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34" table:style-name="ce1">
            <text:p>4734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8" table:style-name="ce1">
            <text:p>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15" table:style-name="ce1">
            <text:p>711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55" table:style-name="ce1">
            <text:p>6855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9" table:style-name="ce1">
            <text:p>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44" table:style-name="ce1">
            <text:p>664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799" table:style-name="ce1">
            <text:p>7799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64" table:style-name="ce1">
            <text:p>69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49" table:style-name="ce1">
            <text:p>6449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21" table:style-name="ce1">
            <text:p>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64" table:style-name="ce1">
            <text:p>676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854" table:style-name="ce1">
            <text:p>7854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22" table:style-name="ce1">
            <text:p>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64" table:style-name="ce1">
            <text:p>55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93" table:style-name="ce1">
            <text:p>6093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23" table:style-name="ce1">
            <text:p>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3" table:style-name="ce1">
            <text:p>50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5" table:style-name="ce1">
            <text:p>665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24" table:style-name="ce1">
            <text:p>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56" table:style-name="ce1">
            <text:p>595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59" table:style-name="ce1">
            <text:p>5859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25" table:style-name="ce1">
            <text:p>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28" table:style-name="ce1">
            <text:p>682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8" table:style-name="ce1">
            <text:p>588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26" table:style-name="ce1">
            <text:p>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28" table:style-name="ce1">
            <text:p>722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4" table:style-name="ce1">
            <text:p>594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27" table:style-name="ce1">
            <text:p>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48" table:style-name="ce1">
            <text:p>674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04" table:style-name="ce1">
            <text:p>7104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28" table:style-name="ce1">
            <text:p>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78" table:style-name="ce1">
            <text:p>457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02" table:style-name="ce1">
            <text:p>6202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29" table:style-name="ce1">
            <text:p>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82" table:style-name="ce1">
            <text:p>738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7" table:style-name="ce1">
            <text:p>627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64" table:style-name="ce1">
            <text:p>69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72" table:style-name="ce1">
            <text:p>5672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31" table:style-name="ce1">
            <text:p>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53" table:style-name="ce1">
            <text:p>745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99" table:style-name="ce1">
            <text:p>6099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32" table:style-name="ce1">
            <text:p>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581" table:style-name="ce1">
            <text:p>758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17" table:style-name="ce1">
            <text:p>5517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33" table:style-name="ce1">
            <text:p>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9" table:style-name="ce1">
            <text:p>65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64" table:style-name="ce1">
            <text:p>5464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34" table:style-name="ce1">
            <text:p>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24" table:style-name="ce1">
            <text:p>502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0" table:style-name="ce1">
            <text:p>720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35" table:style-name="ce1">
            <text:p>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74" table:style-name="ce1">
            <text:p>547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13" table:style-name="ce1">
            <text:p>6213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36" table:style-name="ce1">
            <text:p>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03" table:style-name="ce1">
            <text:p>450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14" table:style-name="ce1">
            <text:p>6214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37" table:style-name="ce1">
            <text:p>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7" table:style-name="ce1">
            <text:p>56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86" table:style-name="ce1">
            <text:p>6586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38" table:style-name="ce1">
            <text:p>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02" table:style-name="ce1">
            <text:p>660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63" table:style-name="ce1">
            <text:p>7363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39" table:style-name="ce1">
            <text:p>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74" table:style-name="ce1">
            <text:p>397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58" table:style-name="ce1">
            <text:p>7358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40" table:style-name="ce1">
            <text:p>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14" table:style-name="ce1">
            <text:p>631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25" table:style-name="ce1">
            <text:p>7425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41" table:style-name="ce1">
            <text:p>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99" table:style-name="ce1">
            <text:p>659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61" table:style-name="ce1">
            <text:p>761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42" table:style-name="ce1">
            <text:p>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3" table:style-name="ce1">
            <text:p>55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41" table:style-name="ce1">
            <text:p>5641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43" table:style-name="ce1">
            <text:p>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68" table:style-name="ce1">
            <text:p>506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8" table:style-name="ce1">
            <text:p>598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44" table:style-name="ce1">
            <text:p>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62" table:style-name="ce1">
            <text:p>506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54" table:style-name="ce1">
            <text:p>6454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45" table:style-name="ce1">
            <text:p>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44" table:style-name="ce1">
            <text:p>464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79" table:style-name="ce1">
            <text:p>7079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46" table:style-name="ce1">
            <text:p>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761" table:style-name="ce1">
            <text:p>776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73" table:style-name="ce1">
            <text:p>5273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47" table:style-name="ce1">
            <text:p>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46" table:style-name="ce1">
            <text:p>57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22" table:style-name="ce1">
            <text:p>5222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48" table:style-name="ce1">
            <text:p>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08" table:style-name="ce1">
            <text:p>690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59" table:style-name="ce1">
            <text:p>7159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49" table:style-name="ce1">
            <text:p>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24" table:style-name="ce1">
            <text:p>542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53" table:style-name="ce1">
            <text:p>6853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50" table:style-name="ce1">
            <text:p>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18" table:style-name="ce1">
            <text:p>621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65" table:style-name="ce1">
            <text:p>6465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51" table:style-name="ce1">
            <text:p>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54" table:style-name="ce1">
            <text:p>565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97" table:style-name="ce1">
            <text:p>5397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52" table:style-name="ce1">
            <text:p>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042" table:style-name="ce1">
            <text:p>804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21" table:style-name="ce1">
            <text:p>5121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53" table:style-name="ce1">
            <text:p>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48" table:style-name="ce1">
            <text:p>544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42" table:style-name="ce1">
            <text:p>5842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54" table:style-name="ce1">
            <text:p>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88" table:style-name="ce1">
            <text:p>678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59" table:style-name="ce1">
            <text:p>6459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55" table:style-name="ce1">
            <text:p>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41" table:style-name="ce1">
            <text:p>554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51" table:style-name="ce1">
            <text:p>5651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56" table:style-name="ce1">
            <text:p>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49" table:style-name="ce1">
            <text:p>62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23" table:style-name="ce1">
            <text:p>7623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57" table:style-name="ce1">
            <text:p>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53" table:style-name="ce1">
            <text:p>765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15" table:style-name="ce1">
            <text:p>5015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58" table:style-name="ce1">
            <text:p>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52" table:style-name="ce1">
            <text:p>75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17" table:style-name="ce1">
            <text:p>6017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59" table:style-name="ce1">
            <text:p>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18" table:style-name="ce1">
            <text:p>671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77" table:style-name="ce1">
            <text:p>6877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60" table:style-name="ce1">
            <text:p>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31" table:style-name="ce1">
            <text:p>593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145" table:style-name="ce1">
            <text:p>8145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61" table:style-name="ce1">
            <text:p>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427" table:style-name="ce1">
            <text:p>442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15" table:style-name="ce1">
            <text:p>5115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62" table:style-name="ce1">
            <text:p>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667" table:style-name="ce1">
            <text:p>766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6" table:style-name="ce1">
            <text:p>556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63" table:style-name="ce1">
            <text:p>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87" table:style-name="ce1">
            <text:p>608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91" table:style-name="ce1">
            <text:p>6191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64" table:style-name="ce1">
            <text:p>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19" table:style-name="ce1">
            <text:p>671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46" table:style-name="ce1">
            <text:p>6746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65" table:style-name="ce1">
            <text:p>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29" table:style-name="ce1">
            <text:p>562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26" table:style-name="ce1">
            <text:p>5626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66" table:style-name="ce1">
            <text:p>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48" table:style-name="ce1">
            <text:p>614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762" table:style-name="ce1">
            <text:p>8762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67" table:style-name="ce1">
            <text:p>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7" table:style-name="ce1">
            <text:p>45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78" table:style-name="ce1">
            <text:p>6678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68" table:style-name="ce1">
            <text:p>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11" table:style-name="ce1">
            <text:p>681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36" table:style-name="ce1">
            <text:p>5336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69" table:style-name="ce1">
            <text:p>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2" table:style-name="ce1">
            <text:p>74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06" table:style-name="ce1">
            <text:p>5106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70" table:style-name="ce1">
            <text:p>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16" table:style-name="ce1">
            <text:p>711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85" table:style-name="ce1">
            <text:p>4785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71" table:style-name="ce1">
            <text:p>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75" table:style-name="ce1">
            <text:p>77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98" table:style-name="ce1">
            <text:p>5798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72" table:style-name="ce1">
            <text:p>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15" table:style-name="ce1">
            <text:p>461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69" table:style-name="ce1">
            <text:p>6769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73" table:style-name="ce1">
            <text:p>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92" table:style-name="ce1">
            <text:p>759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382" table:style-name="ce1">
            <text:p>4382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74" table:style-name="ce1">
            <text:p>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83" table:style-name="ce1">
            <text:p>698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82" table:style-name="ce1">
            <text:p>6882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75" table:style-name="ce1">
            <text:p>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82" table:style-name="ce1">
            <text:p>638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505" table:style-name="ce1">
            <text:p>7505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76" table:style-name="ce1">
            <text:p>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03" table:style-name="ce1">
            <text:p>440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2318" table:style-name="ce1">
            <text:p>2318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77" table:style-name="ce1">
            <text:p>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19" table:style-name="ce1">
            <text:p>531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93" table:style-name="ce1">
            <text:p>6893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78" table:style-name="ce1">
            <text:p>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75" table:style-name="ce1">
            <text:p>647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0" table:style-name="ce1">
            <text:p>640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79" table:style-name="ce1">
            <text:p>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82" table:style-name="ce1">
            <text:p>598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43" table:style-name="ce1">
            <text:p>7243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80" table:style-name="ce1">
            <text:p>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75" table:style-name="ce1">
            <text:p>587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39" table:style-name="ce1">
            <text:p>4739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81" table:style-name="ce1">
            <text:p>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22" table:style-name="ce1">
            <text:p>672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23" table:style-name="ce1">
            <text:p>6123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82" table:style-name="ce1">
            <text:p>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85" table:style-name="ce1">
            <text:p>588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214" table:style-name="ce1">
            <text:p>8214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83" table:style-name="ce1">
            <text:p>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58" table:style-name="ce1">
            <text:p>435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06" table:style-name="ce1">
            <text:p>406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84" table:style-name="ce1">
            <text:p>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95" table:style-name="ce1">
            <text:p>649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96" table:style-name="ce1">
            <text:p>6896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85" table:style-name="ce1">
            <text:p>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62" table:style-name="ce1">
            <text:p>726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15" table:style-name="ce1">
            <text:p>5315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86" table:style-name="ce1">
            <text:p>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8" table:style-name="ce1">
            <text:p>72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52" table:style-name="ce1">
            <text:p>7552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87" table:style-name="ce1">
            <text:p>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1" table:style-name="ce1">
            <text:p>70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294" table:style-name="ce1">
            <text:p>4294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88" table:style-name="ce1">
            <text:p>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17" table:style-name="ce1">
            <text:p>661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41" table:style-name="ce1">
            <text:p>6741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89" table:style-name="ce1">
            <text:p>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46" table:style-name="ce1">
            <text:p>60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17" table:style-name="ce1">
            <text:p>4717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90" table:style-name="ce1">
            <text:p>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9" table:style-name="ce1">
            <text:p>49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19" table:style-name="ce1">
            <text:p>5119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91" table:style-name="ce1">
            <text:p>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8" table:style-name="ce1">
            <text:p>54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414" table:style-name="ce1">
            <text:p>3414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92" table:style-name="ce1">
            <text:p>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794" table:style-name="ce1">
            <text:p>779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7" table:style-name="ce1">
            <text:p>607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93" table:style-name="ce1">
            <text:p>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95" table:style-name="ce1">
            <text:p>79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28" table:style-name="ce1">
            <text:p>5728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94" table:style-name="ce1">
            <text:p>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01" table:style-name="ce1">
            <text:p>570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32" table:style-name="ce1">
            <text:p>4032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95" table:style-name="ce1">
            <text:p>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63" table:style-name="ce1">
            <text:p>566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29" table:style-name="ce1">
            <text:p>5429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96" table:style-name="ce1">
            <text:p>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27" table:style-name="ce1">
            <text:p>512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68" table:style-name="ce1">
            <text:p>5968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97" table:style-name="ce1">
            <text:p>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497" table:style-name="ce1">
            <text:p>349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79" table:style-name="ce1">
            <text:p>6179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98" table:style-name="ce1">
            <text:p>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19" table:style-name="ce1">
            <text:p>561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23" table:style-name="ce1">
            <text:p>5523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99" table:style-name="ce1">
            <text:p>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07" table:style-name="ce1">
            <text:p>670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746" table:style-name="ce1">
            <text:p>7746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00" table:style-name="ce1">
            <text:p>1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319" table:style-name="ce1">
            <text:p>331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42" table:style-name="ce1">
            <text:p>7642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01" table:style-name="ce1">
            <text:p>10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253" table:style-name="ce1">
            <text:p>425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17" table:style-name="ce1">
            <text:p>7317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02" table:style-name="ce1">
            <text:p>10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88" table:style-name="ce1">
            <text:p>578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55" table:style-name="ce1">
            <text:p>6255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03" table:style-name="ce1">
            <text:p>10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25" table:style-name="ce1">
            <text:p>542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28" table:style-name="ce1">
            <text:p>4728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04" table:style-name="ce1">
            <text:p>10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5" table:style-name="ce1">
            <text:p>65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44" table:style-name="ce1">
            <text:p>5144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05" table:style-name="ce1">
            <text:p>10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6" table:style-name="ce1">
            <text:p>39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3" table:style-name="ce1">
            <text:p>463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06" table:style-name="ce1">
            <text:p>10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54" table:style-name="ce1">
            <text:p>645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56" table:style-name="ce1">
            <text:p>5056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07" table:style-name="ce1">
            <text:p>10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793" table:style-name="ce1">
            <text:p>379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06" table:style-name="ce1">
            <text:p>4906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08" table:style-name="ce1">
            <text:p>10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01" table:style-name="ce1">
            <text:p>580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16" table:style-name="ce1">
            <text:p>6616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09" table:style-name="ce1">
            <text:p>10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1" table:style-name="ce1">
            <text:p>46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57" table:style-name="ce1">
            <text:p>5657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10" table:style-name="ce1">
            <text:p>1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75" table:style-name="ce1">
            <text:p>727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57" table:style-name="ce1">
            <text:p>5557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11" table:style-name="ce1">
            <text:p>1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95" table:style-name="ce1">
            <text:p>529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54" table:style-name="ce1">
            <text:p>5454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12" table:style-name="ce1">
            <text:p>1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28" table:style-name="ce1">
            <text:p>642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44" table:style-name="ce1">
            <text:p>6344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13" table:style-name="ce1">
            <text:p>1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48" table:style-name="ce1">
            <text:p>404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31" table:style-name="ce1">
            <text:p>4931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14" table:style-name="ce1">
            <text:p>1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52" table:style-name="ce1">
            <text:p>645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24" table:style-name="ce1">
            <text:p>4824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15" table:style-name="ce1">
            <text:p>1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453" table:style-name="ce1">
            <text:p>445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67" table:style-name="ce1">
            <text:p>6167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16" table:style-name="ce1">
            <text:p>1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37" table:style-name="ce1">
            <text:p>513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71" table:style-name="ce1">
            <text:p>6371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17" table:style-name="ce1">
            <text:p>1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14" table:style-name="ce1">
            <text:p>641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73" table:style-name="ce1">
            <text:p>5073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18" table:style-name="ce1">
            <text:p>1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77" table:style-name="ce1">
            <text:p>627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32" table:style-name="ce1">
            <text:p>7232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19" table:style-name="ce1">
            <text:p>1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03" table:style-name="ce1">
            <text:p>430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81" table:style-name="ce1">
            <text:p>6781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20" table:style-name="ce1">
            <text:p>1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66" table:style-name="ce1">
            <text:p>536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2" table:style-name="ce1">
            <text:p>672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21" table:style-name="ce1">
            <text:p>1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5" table:style-name="ce1">
            <text:p>57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634" table:style-name="ce1">
            <text:p>7634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22" table:style-name="ce1">
            <text:p>1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49" table:style-name="ce1">
            <text:p>72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55" table:style-name="ce1">
            <text:p>5455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23" table:style-name="ce1">
            <text:p>1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13" table:style-name="ce1">
            <text:p>401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64" table:style-name="ce1">
            <text:p>6964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24" table:style-name="ce1">
            <text:p>1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7" table:style-name="ce1">
            <text:p>53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64" table:style-name="ce1">
            <text:p>5064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25" table:style-name="ce1">
            <text:p>1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58" table:style-name="ce1">
            <text:p>755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61" table:style-name="ce1">
            <text:p>6361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26" table:style-name="ce1">
            <text:p>1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26" table:style-name="ce1">
            <text:p>632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79" table:style-name="ce1">
            <text:p>4579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27" table:style-name="ce1">
            <text:p>1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83" table:style-name="ce1">
            <text:p>488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38" table:style-name="ce1">
            <text:p>5138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28" table:style-name="ce1">
            <text:p>1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19" table:style-name="ce1">
            <text:p>641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8" table:style-name="ce1">
            <text:p>628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29" table:style-name="ce1">
            <text:p>1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69" table:style-name="ce1">
            <text:p>406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2" table:style-name="ce1">
            <text:p>542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30" table:style-name="ce1">
            <text:p>1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06" table:style-name="ce1">
            <text:p>62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22" table:style-name="ce1">
            <text:p>7022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31" table:style-name="ce1">
            <text:p>1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55" table:style-name="ce1">
            <text:p>565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97" table:style-name="ce1">
            <text:p>4697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32" table:style-name="ce1">
            <text:p>1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47" table:style-name="ce1">
            <text:p>614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87" table:style-name="ce1">
            <text:p>5087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33" table:style-name="ce1">
            <text:p>1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89" table:style-name="ce1">
            <text:p>608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02" table:style-name="ce1">
            <text:p>7102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34" table:style-name="ce1">
            <text:p>1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33" table:style-name="ce1">
            <text:p>653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45" table:style-name="ce1">
            <text:p>7045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35" table:style-name="ce1">
            <text:p>1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93" table:style-name="ce1">
            <text:p>739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84" table:style-name="ce1">
            <text:p>6284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36" table:style-name="ce1">
            <text:p>1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85" table:style-name="ce1">
            <text:p>638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64" table:style-name="ce1">
            <text:p>7164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37" table:style-name="ce1">
            <text:p>1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77" table:style-name="ce1">
            <text:p>677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14" table:style-name="ce1">
            <text:p>6614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38" table:style-name="ce1">
            <text:p>1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22" table:style-name="ce1">
            <text:p>482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481" table:style-name="ce1">
            <text:p>4481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39" table:style-name="ce1">
            <text:p>1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7" table:style-name="ce1">
            <text:p>57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08" table:style-name="ce1">
            <text:p>4708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40" table:style-name="ce1">
            <text:p>1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47" table:style-name="ce1">
            <text:p>694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15" table:style-name="ce1">
            <text:p>4315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41" table:style-name="ce1">
            <text:p>1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42" table:style-name="ce1">
            <text:p>614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86" table:style-name="ce1">
            <text:p>6986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42" table:style-name="ce1">
            <text:p>1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34" table:style-name="ce1">
            <text:p>513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58" table:style-name="ce1">
            <text:p>7058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43" table:style-name="ce1">
            <text:p>1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36" table:style-name="ce1">
            <text:p>33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02" table:style-name="ce1">
            <text:p>7102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44" table:style-name="ce1">
            <text:p>1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095" table:style-name="ce1">
            <text:p>409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566" table:style-name="ce1">
            <text:p>3566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45" table:style-name="ce1">
            <text:p>1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31" table:style-name="ce1">
            <text:p>593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72" table:style-name="ce1">
            <text:p>772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46" table:style-name="ce1">
            <text:p>1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77" table:style-name="ce1">
            <text:p>707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52" table:style-name="ce1">
            <text:p>6152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47" table:style-name="ce1">
            <text:p>1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46" table:style-name="ce1">
            <text:p>40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73" table:style-name="ce1">
            <text:p>5473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48" table:style-name="ce1">
            <text:p>1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97" table:style-name="ce1">
            <text:p>449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98" table:style-name="ce1">
            <text:p>6498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49" table:style-name="ce1">
            <text:p>1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01" table:style-name="ce1">
            <text:p>570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23" table:style-name="ce1">
            <text:p>5623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50" table:style-name="ce1">
            <text:p>1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7" table:style-name="ce1">
            <text:p>67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94" table:style-name="ce1">
            <text:p>5594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51" table:style-name="ce1">
            <text:p>1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13" table:style-name="ce1">
            <text:p>601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42" table:style-name="ce1">
            <text:p>7142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52" table:style-name="ce1">
            <text:p>1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17" table:style-name="ce1">
            <text:p>681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99" table:style-name="ce1">
            <text:p>6299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53" table:style-name="ce1">
            <text:p>1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86" table:style-name="ce1">
            <text:p>588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09" table:style-name="ce1">
            <text:p>5009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54" table:style-name="ce1">
            <text:p>1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65" table:style-name="ce1">
            <text:p>746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68" table:style-name="ce1">
            <text:p>6468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55" table:style-name="ce1">
            <text:p>1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65" table:style-name="ce1">
            <text:p>616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22" table:style-name="ce1">
            <text:p>6522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56" table:style-name="ce1">
            <text:p>1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43" table:style-name="ce1">
            <text:p>74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27" table:style-name="ce1">
            <text:p>6727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57" table:style-name="ce1">
            <text:p>1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8" table:style-name="ce1">
            <text:p>50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71" table:style-name="ce1">
            <text:p>6371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58" table:style-name="ce1">
            <text:p>1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59" table:style-name="ce1">
            <text:p>605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62" table:style-name="ce1">
            <text:p>4362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59" table:style-name="ce1">
            <text:p>1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39" table:style-name="ce1">
            <text:p>543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75" table:style-name="ce1">
            <text:p>6575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60" table:style-name="ce1">
            <text:p>1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01" table:style-name="ce1">
            <text:p>650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59" table:style-name="ce1">
            <text:p>7259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61" table:style-name="ce1">
            <text:p>1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33" table:style-name="ce1">
            <text:p>543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56" table:style-name="ce1">
            <text:p>5756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62" table:style-name="ce1">
            <text:p>1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29" table:style-name="ce1">
            <text:p>612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99" table:style-name="ce1">
            <text:p>6799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63" table:style-name="ce1">
            <text:p>1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64" table:style-name="ce1">
            <text:p>516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89" table:style-name="ce1">
            <text:p>6389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64" table:style-name="ce1">
            <text:p>1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58" table:style-name="ce1">
            <text:p>485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72" table:style-name="ce1">
            <text:p>5372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65" table:style-name="ce1">
            <text:p>1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91" table:style-name="ce1">
            <text:p>599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94" table:style-name="ce1">
            <text:p>6494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66" table:style-name="ce1">
            <text:p>1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92" table:style-name="ce1">
            <text:p>559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3" table:style-name="ce1">
            <text:p>623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67" table:style-name="ce1">
            <text:p>1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26" table:style-name="ce1">
            <text:p>642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374" table:style-name="ce1">
            <text:p>4374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68" table:style-name="ce1">
            <text:p>1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48" table:style-name="ce1">
            <text:p>624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69" table:style-name="ce1">
            <text:p>5269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69" table:style-name="ce1">
            <text:p>1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655" table:style-name="ce1">
            <text:p>365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02" table:style-name="ce1">
            <text:p>5202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70" table:style-name="ce1">
            <text:p>1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08" table:style-name="ce1">
            <text:p>550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04" table:style-name="ce1">
            <text:p>5004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71" table:style-name="ce1">
            <text:p>1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52" table:style-name="ce1">
            <text:p>405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35" table:style-name="ce1">
            <text:p>5135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72" table:style-name="ce1">
            <text:p>1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9316" table:style-name="ce1">
            <text:p>931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94" table:style-name="ce1">
            <text:p>7694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73" table:style-name="ce1">
            <text:p>1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31" table:style-name="ce1">
            <text:p>693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129" table:style-name="ce1">
            <text:p>4129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74" table:style-name="ce1">
            <text:p>1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3" table:style-name="ce1">
            <text:p>68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95" table:style-name="ce1">
            <text:p>6095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75" table:style-name="ce1">
            <text:p>1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495" table:style-name="ce1">
            <text:p>449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74" table:style-name="ce1">
            <text:p>7174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76" table:style-name="ce1">
            <text:p>1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06" table:style-name="ce1">
            <text:p>48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18" table:style-name="ce1">
            <text:p>5818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77" table:style-name="ce1">
            <text:p>1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03" table:style-name="ce1">
            <text:p>570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81" table:style-name="ce1">
            <text:p>7381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78" table:style-name="ce1">
            <text:p>1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26" table:style-name="ce1">
            <text:p>512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02" table:style-name="ce1">
            <text:p>5602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79" table:style-name="ce1">
            <text:p>1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01" table:style-name="ce1">
            <text:p>620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68" table:style-name="ce1">
            <text:p>5468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80" table:style-name="ce1">
            <text:p>1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36" table:style-name="ce1">
            <text:p>563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208" table:style-name="ce1">
            <text:p>4208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81" table:style-name="ce1">
            <text:p>1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67" table:style-name="ce1">
            <text:p>626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86" table:style-name="ce1">
            <text:p>386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82" table:style-name="ce1">
            <text:p>1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056" table:style-name="ce1">
            <text:p>405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55" table:style-name="ce1">
            <text:p>6455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83" table:style-name="ce1">
            <text:p>1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73" table:style-name="ce1">
            <text:p>567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65" table:style-name="ce1">
            <text:p>5265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84" table:style-name="ce1">
            <text:p>1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28" table:style-name="ce1">
            <text:p>452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45" table:style-name="ce1">
            <text:p>4545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85" table:style-name="ce1">
            <text:p>1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84" table:style-name="ce1">
            <text:p>638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27" table:style-name="ce1">
            <text:p>5027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86" table:style-name="ce1">
            <text:p>1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25" table:style-name="ce1">
            <text:p>562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92" table:style-name="ce1">
            <text:p>5092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87" table:style-name="ce1">
            <text:p>1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99" table:style-name="ce1">
            <text:p>559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92" table:style-name="ce1">
            <text:p>5092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88" table:style-name="ce1">
            <text:p>1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66" table:style-name="ce1">
            <text:p>656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76" table:style-name="ce1">
            <text:p>6776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89" table:style-name="ce1">
            <text:p>1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98" table:style-name="ce1">
            <text:p>409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95" table:style-name="ce1">
            <text:p>6095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90" table:style-name="ce1">
            <text:p>1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04" table:style-name="ce1">
            <text:p>520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16" table:style-name="ce1">
            <text:p>7416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91" table:style-name="ce1">
            <text:p>1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66" table:style-name="ce1">
            <text:p>75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404" table:style-name="ce1">
            <text:p>3404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92" table:style-name="ce1">
            <text:p>1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2" table:style-name="ce1">
            <text:p>47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7" table:style-name="ce1">
            <text:p>407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93" table:style-name="ce1">
            <text:p>1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51" table:style-name="ce1">
            <text:p>465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72" table:style-name="ce1">
            <text:p>5272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94" table:style-name="ce1">
            <text:p>1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79" table:style-name="ce1">
            <text:p>727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25" table:style-name="ce1">
            <text:p>6225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95" table:style-name="ce1">
            <text:p>1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46" table:style-name="ce1">
            <text:p>55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101" table:style-name="ce1">
            <text:p>4101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96" table:style-name="ce1">
            <text:p>1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22" table:style-name="ce1">
            <text:p>632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43" table:style-name="ce1">
            <text:p>6243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97" table:style-name="ce1">
            <text:p>1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98" table:style-name="ce1">
            <text:p>559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97" table:style-name="ce1">
            <text:p>5597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198" table:style-name="ce1">
            <text:p>1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62" table:style-name="ce1">
            <text:p>646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88" table:style-name="ce1">
            <text:p>7088</text:p>
          </table:table-cell>
          <table:table-cell office:value-type="string" table:style-name="ce2">
            <text:p>[{'success': {'/lights/1/state/on': True}}]</text:p>
          </table:table-cell>
          <table:table-cell table:style-name="ce2"/>
          <table:table-cell office:value-type="float" office:value="199" table:style-name="ce1">
            <text:p>1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97" table:style-name="ce1">
            <text:p>699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118" table:style-name="ce1">
            <text:p>8118</text:p>
          </table:table-cell>
          <table:table-cell office:value-type="string" table:style-name="ce2">
            <text:p>[{'success': {'/lights/1/state/on': False}}]</text:p>
          </table:table-cell>
          <table:table-cell table:style-name="ce2"/>
          <table:table-cell office:value-type="float" office:value="200" table:style-name="ce1">
            <text:p>2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66" table:style-name="ce1">
            <text:p>606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number-rows-repeated="1048375" table:style-name="ro1">
          <table:table-cell table:number-columns-repeated="16384"/>
        </table:table-row>
      </table:table>
      <table:table table:name="4G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">
            <text:p>nummer</text:p>
          </table:table-cell>
          <table:table-cell office:value-type="string" table:style-name="ce1">
            <text:p>actie</text:p>
          </table:table-cell>
          <table:table-cell office:value-type="string" table:style-name="ce1">
            <text:p>resultaat</text:p>
          </table:table-cell>
          <table:table-cell office:value-type="string" table:style-name="ce1">
            <text:p>reactietijd_ms</text:p>
          </table:table-cell>
          <table:table-cell office:value-type="string" table:style-name="ce1">
            <text:p>response</text:p>
          </table:table-cell>
          <table:table-cell table:style-name="ce1"/>
          <table:table-cell office:value-type="string" table:style-name="ce1">
            <text:p>nummer</text:p>
          </table:table-cell>
          <table:table-cell office:value-type="string" table:style-name="ce1">
            <text:p>actie</text:p>
          </table:table-cell>
          <table:table-cell office:value-type="string" table:style-name="ce1">
            <text:p>resultaat</text:p>
          </table:table-cell>
          <table:table-cell office:value-type="string" table:style-name="ce1">
            <text:p>reactietijd_ms</text:p>
          </table:table-cell>
          <table:table-cell office:value-type="string" table:style-name="ce1">
            <text:p>response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86" table:style-name="ce1">
            <text:p>558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94" table:style-name="ce1">
            <text:p>579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18" table:style-name="ce1">
            <text:p>571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75" table:style-name="ce1">
            <text:p>547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76" table:style-name="ce1">
            <text:p>657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78" table:style-name="ce1">
            <text:p>547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975" table:style-name="ce1">
            <text:p>397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17" table:style-name="ce1">
            <text:p>601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73" table:style-name="ce1">
            <text:p>637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91" table:style-name="ce1">
            <text:p>729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26" table:style-name="ce1">
            <text:p>512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13" table:style-name="ce1">
            <text:p>601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7" table:style-name="ce1">
            <text:p>62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121" table:style-name="ce1">
            <text:p>412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86" table:style-name="ce1">
            <text:p>588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191" table:style-name="ce1">
            <text:p>819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84" table:style-name="ce1">
            <text:p>628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448" table:style-name="ce1">
            <text:p>444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49" table:style-name="ce1">
            <text:p>444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0" table:style-name="ce1">
            <text:p>710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406" table:style-name="ce1">
            <text:p>440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08" table:style-name="ce1">
            <text:p>570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94" table:style-name="ce1">
            <text:p>579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17" table:style-name="ce1">
            <text:p>661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25" table:style-name="ce1">
            <text:p>642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89" table:style-name="ce1">
            <text:p>608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046" table:style-name="ce1">
            <text:p>404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18" table:style-name="ce1">
            <text:p>721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66" table:style-name="ce1">
            <text:p>596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66" table:style-name="ce1">
            <text:p>49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42" table:style-name="ce1">
            <text:p>614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91" table:style-name="ce1">
            <text:p>599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52" table:style-name="ce1">
            <text:p>685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41" table:style-name="ce1">
            <text:p>494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76" table:style-name="ce1">
            <text:p>727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57" table:style-name="ce1">
            <text:p>705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96" table:style-name="ce1">
            <text:p>529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6" table:style-name="ce1">
            <text:p>6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8" table:style-name="ce1">
            <text:p>74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636" table:style-name="ce1">
            <text:p>763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567" table:style-name="ce1">
            <text:p>856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02" table:style-name="ce1">
            <text:p>630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88" table:style-name="ce1">
            <text:p>738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27" table:style-name="ce1">
            <text:p>482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03" table:style-name="ce1">
            <text:p>510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85" table:style-name="ce1">
            <text:p>578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296" table:style-name="ce1">
            <text:p>429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98" table:style-name="ce1">
            <text:p>489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56" table:style-name="ce1">
            <text:p>565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05" table:style-name="ce1">
            <text:p>58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143" table:style-name="ce1">
            <text:p>314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02" table:style-name="ce1">
            <text:p>570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29" table:style-name="ce1">
            <text:p>682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55" table:style-name="ce1">
            <text:p>455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16" table:style-name="ce1">
            <text:p>501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31" table:style-name="ce1">
            <text:p>513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87" table:style-name="ce1">
            <text:p>558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92" table:style-name="ce1">
            <text:p>569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94" table:style-name="ce1">
            <text:p>569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9" table:style-name="ce1">
            <text:p>47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08" table:style-name="ce1">
            <text:p>640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45" table:style-name="ce1">
            <text:p>594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94" table:style-name="ce1">
            <text:p>539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33" table:style-name="ce1">
            <text:p>513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355" table:style-name="ce1">
            <text:p>335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71" table:style-name="ce1">
            <text:p>617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954" table:style-name="ce1">
            <text:p>395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76" table:style-name="ce1">
            <text:p>577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81" table:style-name="ce1">
            <text:p>498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259" table:style-name="ce1">
            <text:p>425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05" table:style-name="ce1">
            <text:p>450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265" table:style-name="ce1">
            <text:p>426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71" table:style-name="ce1">
            <text:p>537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19" table:style-name="ce1">
            <text:p>551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26" table:style-name="ce1">
            <text:p>42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99" table:style-name="ce1">
            <text:p>529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21" table:style-name="ce1">
            <text:p>492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2" table:style-name="ce1">
            <text:p>46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82" table:style-name="ce1">
            <text:p>568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53" table:style-name="ce1">
            <text:p>515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69" table:style-name="ce1">
            <text:p>36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12" table:style-name="ce1">
            <text:p>461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89" table:style-name="ce1">
            <text:p>508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368" table:style-name="ce1">
            <text:p>436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63" table:style-name="ce1">
            <text:p>486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35" table:style-name="ce1">
            <text:p>52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8" table:style-name="ce1">
            <text:p>49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95" table:style-name="ce1">
            <text:p>539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357" table:style-name="ce1">
            <text:p>335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14" table:style-name="ce1">
            <text:p>581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24" table:style-name="ce1">
            <text:p>642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49" table:style-name="ce1">
            <text:p>51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4" table:style-name="ce1">
            <text:p>54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3" table:style-name="ce1">
            <text:p>53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02" table:style-name="ce1">
            <text:p>470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56" table:style-name="ce1">
            <text:p>645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32" table:style-name="ce1">
            <text:p>623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23" table:style-name="ce1">
            <text:p>522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5" table:style-name="ce1">
            <text:p>57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88" table:style-name="ce1">
            <text:p>478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67" table:style-name="ce1">
            <text:p>436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31" table:style-name="ce1">
            <text:p>623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48" table:style-name="ce1">
            <text:p>554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02" table:style-name="ce1">
            <text:p>440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45" table:style-name="ce1">
            <text:p>484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34" table:style-name="ce1">
            <text:p>643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37" table:style-name="ce1">
            <text:p>463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54" table:style-name="ce1">
            <text:p>565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76" table:style-name="ce1">
            <text:p>707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29" table:style-name="ce1">
            <text:p>392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01" table:style-name="ce1">
            <text:p>450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703" table:style-name="ce1">
            <text:p>370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04" table:style-name="ce1">
            <text:p>550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17" table:style-name="ce1">
            <text:p>511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98" table:style-name="ce1">
            <text:p>569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72" table:style-name="ce1">
            <text:p>607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79" table:style-name="ce1">
            <text:p>557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05" table:style-name="ce1">
            <text:p>59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874" table:style-name="ce1">
            <text:p>387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0" table:style-name="ce1">
            <text:p>550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91" table:style-name="ce1">
            <text:p>469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88" table:style-name="ce1">
            <text:p>538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55" table:style-name="ce1">
            <text:p>615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95" table:style-name="ce1">
            <text:p>669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76" table:style-name="ce1">
            <text:p>587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91" table:style-name="ce1">
            <text:p>509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343" table:style-name="ce1">
            <text:p>434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29" table:style-name="ce1">
            <text:p>612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75" table:style-name="ce1">
            <text:p>617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208" table:style-name="ce1">
            <text:p>420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52" table:style-name="ce1">
            <text:p>465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2" table:style-name="ce1">
            <text:p>59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71" table:style-name="ce1">
            <text:p>547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66" table:style-name="ce1">
            <text:p>62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87" table:style-name="ce1">
            <text:p>548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2" table:style-name="ce1">
            <text:p>66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756" table:style-name="ce1">
            <text:p>375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59" table:style-name="ce1">
            <text:p>465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399" table:style-name="ce1">
            <text:p>439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58" table:style-name="ce1">
            <text:p>505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14" table:style-name="ce1">
            <text:p>541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08" table:style-name="ce1">
            <text:p>510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21" table:style-name="ce1">
            <text:p>612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63" table:style-name="ce1">
            <text:p>536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35" table:style-name="ce1">
            <text:p>583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401" table:style-name="ce1">
            <text:p>440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09" table:style-name="ce1">
            <text:p>610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18" table:style-name="ce1">
            <text:p>481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28" table:style-name="ce1">
            <text:p>662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16" table:style-name="ce1">
            <text:p>551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59" table:style-name="ce1">
            <text:p>715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99" table:style-name="ce1">
            <text:p>619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0" table:style-name="ce1">
            <text:p>690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32" table:style-name="ce1">
            <text:p>673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86" table:style-name="ce1">
            <text:p>518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49" table:style-name="ce1">
            <text:p>69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139" table:style-name="ce1">
            <text:p>413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8" table:style-name="ce1">
            <text:p>62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88" table:style-name="ce1">
            <text:p>608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02" table:style-name="ce1">
            <text:p>620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84" table:style-name="ce1">
            <text:p>638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47" table:style-name="ce1">
            <text:p>564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47" table:style-name="ce1">
            <text:p>684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75" table:style-name="ce1">
            <text:p>687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88" table:style-name="ce1">
            <text:p>558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57" table:style-name="ce1">
            <text:p>635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805" table:style-name="ce1">
            <text:p>380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69" table:style-name="ce1">
            <text:p>626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68" table:style-name="ce1">
            <text:p>656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32" table:style-name="ce1">
            <text:p>563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86" table:style-name="ce1">
            <text:p>518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31" table:style-name="ce1">
            <text:p>713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42" table:style-name="ce1">
            <text:p>474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21" table:style-name="ce1">
            <text:p>652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93" table:style-name="ce1">
            <text:p>509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55" table:style-name="ce1">
            <text:p>735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645" table:style-name="ce1">
            <text:p>364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51" table:style-name="ce1">
            <text:p>655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76" table:style-name="ce1">
            <text:p>667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38" table:style-name="ce1">
            <text:p>623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09" table:style-name="ce1">
            <text:p>650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19" table:style-name="ce1">
            <text:p>621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68" table:style-name="ce1">
            <text:p>516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9" table:style-name="ce1">
            <text:p>62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27" table:style-name="ce1">
            <text:p>482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87" table:style-name="ce1">
            <text:p>618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353" table:style-name="ce1">
            <text:p>335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4" table:style-name="ce1">
            <text:p>64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17" table:style-name="ce1">
            <text:p>451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12" table:style-name="ce1">
            <text:p>571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25" table:style-name="ce1">
            <text:p>612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32" table:style-name="ce1">
            <text:p>653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89" table:style-name="ce1">
            <text:p>578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97" table:style-name="ce1">
            <text:p>669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892" table:style-name="ce1">
            <text:p>389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64" table:style-name="ce1">
            <text:p>70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31" table:style-name="ce1">
            <text:p>513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63" table:style-name="ce1">
            <text:p>596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61" table:style-name="ce1">
            <text:p>476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14" table:style-name="ce1">
            <text:p>711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52" table:style-name="ce1">
            <text:p>395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75" table:style-name="ce1">
            <text:p>757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8" table:style-name="ce1">
            <text:p>59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8" table:style-name="ce1">
            <text:p>65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2398" table:style-name="ce1">
            <text:p>239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54" table:style-name="ce1">
            <text:p>715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9" table:style-name="ce1">
            <text:p>53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55" table:style-name="ce1">
            <text:p>495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79" table:style-name="ce1">
            <text:p>477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1" table:style-name="ce1">
            <text:p>49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46" table:style-name="ce1">
            <text:p>644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79" table:style-name="ce1">
            <text:p>537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28" table:style-name="ce1">
            <text:p>592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1" table:style-name="ce1">
            <text:p>48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61" table:style-name="ce1">
            <text:p>646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58" table:style-name="ce1">
            <text:p>635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03" table:style-name="ce1">
            <text:p>630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34" table:style-name="ce1">
            <text:p>513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54" table:style-name="ce1">
            <text:p>595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87" table:style-name="ce1">
            <text:p>498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55" table:style-name="ce1">
            <text:p>665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12" table:style-name="ce1">
            <text:p>431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99" table:style-name="ce1">
            <text:p>539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01" table:style-name="ce1">
            <text:p>510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09" table:style-name="ce1">
            <text:p>670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05" table:style-name="ce1">
            <text:p>59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05" table:style-name="ce1">
            <text:p>560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156" table:style-name="ce1">
            <text:p>415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15" table:style-name="ce1">
            <text:p>601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79" table:style-name="ce1">
            <text:p>467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67" table:style-name="ce1">
            <text:p>606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82" table:style-name="ce1">
            <text:p>488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935" table:style-name="ce1">
            <text:p>793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4" table:style-name="ce1">
            <text:p>46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94" table:style-name="ce1">
            <text:p>739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16" table:style-name="ce1">
            <text:p>501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66" table:style-name="ce1">
            <text:p>646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54" table:style-name="ce1">
            <text:p>515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16" table:style-name="ce1">
            <text:p>631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23" table:style-name="ce1">
            <text:p>622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12" table:style-name="ce1">
            <text:p>591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79" table:style-name="ce1">
            <text:p>647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59" table:style-name="ce1">
            <text:p>605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75" table:style-name="ce1">
            <text:p>657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9" table:style-name="ce1">
            <text:p>52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47" table:style-name="ce1">
            <text:p>394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02" table:style-name="ce1">
            <text:p>620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31" table:style-name="ce1">
            <text:p>613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66" table:style-name="ce1">
            <text:p>516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51" table:style-name="ce1">
            <text:p>765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06" table:style-name="ce1">
            <text:p>600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55" table:style-name="ce1">
            <text:p>615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46" table:style-name="ce1">
            <text:p>654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63" table:style-name="ce1">
            <text:p>396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34" table:style-name="ce1">
            <text:p>473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06" table:style-name="ce1">
            <text:p>56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43" table:style-name="ce1">
            <text:p>684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74" table:style-name="ce1">
            <text:p>707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58" table:style-name="ce1">
            <text:p>75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21" table:style-name="ce1">
            <text:p>632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78" table:style-name="ce1">
            <text:p>657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7" table:style-name="ce1">
            <text:p>46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51" table:style-name="ce1">
            <text:p>705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98" table:style-name="ce1">
            <text:p>599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83" table:style-name="ce1">
            <text:p>648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97" table:style-name="ce1">
            <text:p>459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86" table:style-name="ce1">
            <text:p>468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35" table:style-name="ce1">
            <text:p>603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19" table:style-name="ce1">
            <text:p>741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21" table:style-name="ce1">
            <text:p>392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2" table:style-name="ce1">
            <text:p>68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78" table:style-name="ce1">
            <text:p>457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51" table:style-name="ce1">
            <text:p>545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1" table:style-name="ce1">
            <text:p>59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66" table:style-name="ce1">
            <text:p>596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24" table:style-name="ce1">
            <text:p>702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35" table:style-name="ce1">
            <text:p>583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69" table:style-name="ce1">
            <text:p>566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73" table:style-name="ce1">
            <text:p>627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02" table:style-name="ce1">
            <text:p>680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81" table:style-name="ce1">
            <text:p>588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06" table:style-name="ce1">
            <text:p>480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05" table:style-name="ce1">
            <text:p>640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13" table:style-name="ce1">
            <text:p>611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46" table:style-name="ce1">
            <text:p>754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56" table:style-name="ce1">
            <text:p>465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26" table:style-name="ce1">
            <text:p>602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1" table:style-name="ce1">
            <text:p>51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5" table:style-name="ce1">
            <text:p>55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57" table:style-name="ce1">
            <text:p>625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73" table:style-name="ce1">
            <text:p>567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44" table:style-name="ce1">
            <text:p>574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878" table:style-name="ce1">
            <text:p>387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295" table:style-name="ce1">
            <text:p>329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1" table:style-name="ce1">
            <text:p>51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38" table:style-name="ce1">
            <text:p>583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24" table:style-name="ce1">
            <text:p>622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87" table:style-name="ce1">
            <text:p>478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13" table:style-name="ce1">
            <text:p>521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77" table:style-name="ce1">
            <text:p>77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68" table:style-name="ce1">
            <text:p>456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43" table:style-name="ce1">
            <text:p>604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54" table:style-name="ce1">
            <text:p>515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57" table:style-name="ce1">
            <text:p>695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61" table:style-name="ce1">
            <text:p>616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67" table:style-name="ce1">
            <text:p>706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03" table:style-name="ce1">
            <text:p>640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36" table:style-name="ce1">
            <text:p>563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51" table:style-name="ce1">
            <text:p>555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15" table:style-name="ce1">
            <text:p>491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368" table:style-name="ce1">
            <text:p>436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8" table:style-name="ce1">
            <text:p>69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07" table:style-name="ce1">
            <text:p>670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29" table:style-name="ce1">
            <text:p>612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38" table:style-name="ce1">
            <text:p>583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49" table:style-name="ce1">
            <text:p>57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87" table:style-name="ce1">
            <text:p>638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2" table:style-name="ce1">
            <text:p>54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69" table:style-name="ce1">
            <text:p>696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22" table:style-name="ce1">
            <text:p>612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57" table:style-name="ce1">
            <text:p>635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19" table:style-name="ce1">
            <text:p>661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83" table:style-name="ce1">
            <text:p>488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9" table:style-name="ce1">
            <text:p>55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82" table:style-name="ce1">
            <text:p>748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74" table:style-name="ce1">
            <text:p>657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76" table:style-name="ce1">
            <text:p>577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45" table:style-name="ce1">
            <text:p>614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59" table:style-name="ce1">
            <text:p>655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64" table:style-name="ce1">
            <text:p>636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83" table:style-name="ce1">
            <text:p>638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42" table:style-name="ce1">
            <text:p>494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67" table:style-name="ce1">
            <text:p>406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08" table:style-name="ce1">
            <text:p>710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21" table:style-name="ce1">
            <text:p>662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9" table:style-name="ce1">
            <text:p>66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64" table:style-name="ce1">
            <text:p>596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31" table:style-name="ce1">
            <text:p>633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74" table:style-name="ce1">
            <text:p>627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8" table:style-name="ce1">
            <text:p>67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82" table:style-name="ce1">
            <text:p>688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29" table:style-name="ce1">
            <text:p>652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34" table:style-name="ce1">
            <text:p>683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65" table:style-name="ce1">
            <text:p>676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13" table:style-name="ce1">
            <text:p>601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08" table:style-name="ce1">
            <text:p>560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08" table:style-name="ce1">
            <text:p>480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39" table:style-name="ce1">
            <text:p>633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86" table:style-name="ce1">
            <text:p>568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25" table:style-name="ce1">
            <text:p>532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36" table:style-name="ce1">
            <text:p>463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2" table:style-name="ce1">
            <text:p>58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16" table:style-name="ce1">
            <text:p>611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87" table:style-name="ce1">
            <text:p>668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67" table:style-name="ce1">
            <text:p>606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17" table:style-name="ce1">
            <text:p>691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34" table:style-name="ce1">
            <text:p>683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89" table:style-name="ce1">
            <text:p>698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79" table:style-name="ce1">
            <text:p>597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41" table:style-name="ce1">
            <text:p>644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24" table:style-name="ce1">
            <text:p>582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72" table:style-name="ce1">
            <text:p>717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53" table:style-name="ce1">
            <text:p>555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85" table:style-name="ce1">
            <text:p>628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18" table:style-name="ce1">
            <text:p>651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28" table:style-name="ce1">
            <text:p>522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72" table:style-name="ce1">
            <text:p>707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92" table:style-name="ce1">
            <text:p>669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727" table:style-name="ce1">
            <text:p>772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64" table:style-name="ce1">
            <text:p>616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5" table:style-name="ce1">
            <text:p>61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0" table:style-name="ce1">
            <text:p>640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16" table:style-name="ce1">
            <text:p>631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67" table:style-name="ce1">
            <text:p>606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0" table:style-name="ce1">
            <text:p>560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57" table:style-name="ce1">
            <text:p>635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24" table:style-name="ce1">
            <text:p>622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37" table:style-name="ce1">
            <text:p>583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06" table:style-name="ce1">
            <text:p>460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21" table:style-name="ce1">
            <text:p>582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54" table:style-name="ce1">
            <text:p>645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59" table:style-name="ce1">
            <text:p>535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78" table:style-name="ce1">
            <text:p>647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25" table:style-name="ce1">
            <text:p>622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62" table:style-name="ce1">
            <text:p>706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2" table:style-name="ce1">
            <text:p>56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045" table:style-name="ce1">
            <text:p>404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34" table:style-name="ce1">
            <text:p>573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78" table:style-name="ce1">
            <text:p>617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18" table:style-name="ce1">
            <text:p>431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46" table:style-name="ce1">
            <text:p>644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18" table:style-name="ce1">
            <text:p>441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17" table:style-name="ce1">
            <text:p>671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46" table:style-name="ce1">
            <text:p>56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76" table:style-name="ce1">
            <text:p>627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25" table:style-name="ce1">
            <text:p>632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68" table:style-name="ce1">
            <text:p>636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027" table:style-name="ce1">
            <text:p>802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15" table:style-name="ce1">
            <text:p>521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69" table:style-name="ce1">
            <text:p>486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number-rows-repeated="1048375" table:style-name="ro1">
          <table:table-cell table:number-columns-repeated="16384"/>
        </table:table-row>
      </table:table>
      <table:table table:name="5G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">
            <text:p>nummer</text:p>
          </table:table-cell>
          <table:table-cell office:value-type="string" table:style-name="ce1">
            <text:p>actie</text:p>
          </table:table-cell>
          <table:table-cell office:value-type="string" table:style-name="ce1">
            <text:p>resultaat</text:p>
          </table:table-cell>
          <table:table-cell office:value-type="string" table:style-name="ce1">
            <text:p>reactietijd_ms</text:p>
          </table:table-cell>
          <table:table-cell office:value-type="string" table:style-name="ce1">
            <text:p>response</text:p>
          </table:table-cell>
          <table:table-cell table:style-name="ce1"/>
          <table:table-cell office:value-type="string" table:style-name="ce1">
            <text:p>nummer</text:p>
          </table:table-cell>
          <table:table-cell office:value-type="string" table:style-name="ce1">
            <text:p>actie</text:p>
          </table:table-cell>
          <table:table-cell office:value-type="string" table:style-name="ce1">
            <text:p>resultaat</text:p>
          </table:table-cell>
          <table:table-cell office:value-type="string" table:style-name="ce1">
            <text:p>reactietijd_ms</text:p>
          </table:table-cell>
          <table:table-cell office:value-type="string" table:style-name="ce1">
            <text:p>response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2993" table:style-name="ce1">
            <text:p>299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7" table:style-name="ce1">
            <text:p>60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07" table:style-name="ce1">
            <text:p>740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88" table:style-name="ce1">
            <text:p>538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16" table:style-name="ce1">
            <text:p>401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81" table:style-name="ce1">
            <text:p>728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29" table:style-name="ce1">
            <text:p>642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82" table:style-name="ce1">
            <text:p>578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99" table:style-name="ce1">
            <text:p>669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31" table:style-name="ce1">
            <text:p>503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76" table:style-name="ce1">
            <text:p>507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68" table:style-name="ce1">
            <text:p>556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44" table:style-name="ce1">
            <text:p>634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35" table:style-name="ce1">
            <text:p>58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08" table:style-name="ce1">
            <text:p>560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28" table:style-name="ce1">
            <text:p>652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0" table:style-name="ce1">
            <text:p>620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91" table:style-name="ce1">
            <text:p>679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57" table:style-name="ce1">
            <text:p>565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56" table:style-name="ce1">
            <text:p>495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85" table:style-name="ce1">
            <text:p>708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22" table:style-name="ce1">
            <text:p>552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76" table:style-name="ce1">
            <text:p>537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08" table:style-name="ce1">
            <text:p>600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24" table:style-name="ce1">
            <text:p>472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77" table:style-name="ce1">
            <text:p>637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11" table:style-name="ce1">
            <text:p>451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28" table:style-name="ce1">
            <text:p>442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15" table:style-name="ce1">
            <text:p>731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35" table:style-name="ce1">
            <text:p>49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08" table:style-name="ce1">
            <text:p>590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08" table:style-name="ce1">
            <text:p>450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69" table:style-name="ce1">
            <text:p>526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23" table:style-name="ce1">
            <text:p>542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83" table:style-name="ce1">
            <text:p>588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67" table:style-name="ce1">
            <text:p>696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44" table:style-name="ce1">
            <text:p>684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95" table:style-name="ce1">
            <text:p>739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07" table:style-name="ce1">
            <text:p>470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16" table:style-name="ce1">
            <text:p>681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49" table:style-name="ce1">
            <text:p>584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26" table:style-name="ce1">
            <text:p>632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65" table:style-name="ce1">
            <text:p>486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57" table:style-name="ce1">
            <text:p>745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31" table:style-name="ce1">
            <text:p>493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72" table:style-name="ce1">
            <text:p>657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11" table:style-name="ce1">
            <text:p>511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11" table:style-name="ce1">
            <text:p>671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0" table:style-name="ce1">
            <text:p>570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26" table:style-name="ce1">
            <text:p>582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026" table:style-name="ce1">
            <text:p>302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63" table:style-name="ce1">
            <text:p>616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71" table:style-name="ce1">
            <text:p>677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41" table:style-name="ce1">
            <text:p>604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0" table:style-name="ce1">
            <text:p>440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63" table:style-name="ce1">
            <text:p>706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1" table:style-name="ce1">
            <text:p>50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63" table:style-name="ce1">
            <text:p>566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45" table:style-name="ce1">
            <text:p>564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777" table:style-name="ce1">
            <text:p>777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76" table:style-name="ce1">
            <text:p>467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24" table:style-name="ce1">
            <text:p>722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24" table:style-name="ce1">
            <text:p>482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17" table:style-name="ce1">
            <text:p>671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64" table:style-name="ce1">
            <text:p>596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19" table:style-name="ce1">
            <text:p>661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45" table:style-name="ce1">
            <text:p>484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15" table:style-name="ce1">
            <text:p>691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78" table:style-name="ce1">
            <text:p>517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74" table:style-name="ce1">
            <text:p>667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26" table:style-name="ce1">
            <text:p>582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8" table:style-name="ce1">
            <text:p>74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93" table:style-name="ce1">
            <text:p>559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56" table:style-name="ce1">
            <text:p>545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11" table:style-name="ce1">
            <text:p>701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98" table:style-name="ce1">
            <text:p>719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33" table:style-name="ce1">
            <text:p>733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62" table:style-name="ce1">
            <text:p>666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296" table:style-name="ce1">
            <text:p>429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08" table:style-name="ce1">
            <text:p>580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21" table:style-name="ce1">
            <text:p>592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22" table:style-name="ce1">
            <text:p>542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81" table:style-name="ce1">
            <text:p>728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25" table:style-name="ce1">
            <text:p>712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51" table:style-name="ce1">
            <text:p>565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96" table:style-name="ce1">
            <text:p>579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05" table:style-name="ce1">
            <text:p>560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37" table:style-name="ce1">
            <text:p>723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04" table:style-name="ce1">
            <text:p>450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17" table:style-name="ce1">
            <text:p>641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01" table:style-name="ce1">
            <text:p>450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6" table:style-name="ce1">
            <text:p>54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44" table:style-name="ce1">
            <text:p>544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12" table:style-name="ce1">
            <text:p>731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64" table:style-name="ce1">
            <text:p>596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69" table:style-name="ce1">
            <text:p>646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93" table:style-name="ce1">
            <text:p>509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31" table:style-name="ce1">
            <text:p>743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81" table:style-name="ce1">
            <text:p>548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01" table:style-name="ce1">
            <text:p>650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01" table:style-name="ce1">
            <text:p>670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8" table:style-name="ce1">
            <text:p>72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24" table:style-name="ce1">
            <text:p>692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05" table:style-name="ce1">
            <text:p>560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19" table:style-name="ce1">
            <text:p>701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11" table:style-name="ce1">
            <text:p>551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62" table:style-name="ce1">
            <text:p>526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243" table:style-name="ce1">
            <text:p>42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61" table:style-name="ce1">
            <text:p>686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751" table:style-name="ce1">
            <text:p>375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94" table:style-name="ce1">
            <text:p>649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921" table:style-name="ce1">
            <text:p>392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93" table:style-name="ce1">
            <text:p>669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87" table:style-name="ce1">
            <text:p>478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17" table:style-name="ce1">
            <text:p>461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01" table:style-name="ce1">
            <text:p>570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76" table:style-name="ce1">
            <text:p>397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75" table:style-name="ce1">
            <text:p>487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05" table:style-name="ce1">
            <text:p>600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15" table:style-name="ce1">
            <text:p>691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08" table:style-name="ce1">
            <text:p>580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49" table:style-name="ce1">
            <text:p>614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30" table:style-name="ce1">
            <text:p>430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741" table:style-name="ce1">
            <text:p>774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13" table:style-name="ce1">
            <text:p>611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71" table:style-name="ce1">
            <text:p>637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85" table:style-name="ce1">
            <text:p>588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529" table:style-name="ce1">
            <text:p>752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82" table:style-name="ce1">
            <text:p>618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28" table:style-name="ce1">
            <text:p>502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64" table:style-name="ce1">
            <text:p>586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23" table:style-name="ce1">
            <text:p>652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94" table:style-name="ce1">
            <text:p>679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05" table:style-name="ce1">
            <text:p>61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18" table:style-name="ce1">
            <text:p>491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52" table:style-name="ce1">
            <text:p>575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13" table:style-name="ce1">
            <text:p>471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16" table:style-name="ce1">
            <text:p>401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78" table:style-name="ce1">
            <text:p>477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51" table:style-name="ce1">
            <text:p>615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74" table:style-name="ce1">
            <text:p>507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23" table:style-name="ce1">
            <text:p>512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74" table:style-name="ce1">
            <text:p>447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03" table:style-name="ce1">
            <text:p>540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79" table:style-name="ce1">
            <text:p>647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65" table:style-name="ce1">
            <text:p>586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36" table:style-name="ce1">
            <text:p>523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06" table:style-name="ce1">
            <text:p>67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02" table:style-name="ce1">
            <text:p>390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725" table:style-name="ce1">
            <text:p>372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57" table:style-name="ce1">
            <text:p>475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49" table:style-name="ce1">
            <text:p>50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63" table:style-name="ce1">
            <text:p>626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24" table:style-name="ce1">
            <text:p>742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95" table:style-name="ce1">
            <text:p>549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81" table:style-name="ce1">
            <text:p>708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759" table:style-name="ce1">
            <text:p>375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84" table:style-name="ce1">
            <text:p>438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25" table:style-name="ce1">
            <text:p>552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27" table:style-name="ce1">
            <text:p>652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54" table:style-name="ce1">
            <text:p>555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2" table:style-name="ce1">
            <text:p>73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28" table:style-name="ce1">
            <text:p>562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54" table:style-name="ce1">
            <text:p>645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37" table:style-name="ce1">
            <text:p>633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25" table:style-name="ce1">
            <text:p>432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78" table:style-name="ce1">
            <text:p>547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43" table:style-name="ce1">
            <text:p>54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51" table:style-name="ce1">
            <text:p>555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77" table:style-name="ce1">
            <text:p>537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34" table:style-name="ce1">
            <text:p>573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71" table:style-name="ce1">
            <text:p>637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87" table:style-name="ce1">
            <text:p>608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26" table:style-name="ce1">
            <text:p>612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92" table:style-name="ce1">
            <text:p>489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96" table:style-name="ce1">
            <text:p>479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78" table:style-name="ce1">
            <text:p>397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25" table:style-name="ce1">
            <text:p>662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86" table:style-name="ce1">
            <text:p>538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17" table:style-name="ce1">
            <text:p>731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49" table:style-name="ce1">
            <text:p>624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4" table:style-name="ce1">
            <text:p>52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88" table:style-name="ce1">
            <text:p>668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55" table:style-name="ce1">
            <text:p>505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56" table:style-name="ce1">
            <text:p>555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92" table:style-name="ce1">
            <text:p>469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78" table:style-name="ce1">
            <text:p>587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62" table:style-name="ce1">
            <text:p>476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04" table:style-name="ce1">
            <text:p>510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83" table:style-name="ce1">
            <text:p>558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54" table:style-name="ce1">
            <text:p>485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56" table:style-name="ce1">
            <text:p>565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36" table:style-name="ce1">
            <text:p>583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69" table:style-name="ce1">
            <text:p>626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4" table:style-name="ce1">
            <text:p>51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714" table:style-name="ce1">
            <text:p>371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89" table:style-name="ce1">
            <text:p>38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64" table:style-name="ce1">
            <text:p>766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37" table:style-name="ce1">
            <text:p>483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02" table:style-name="ce1">
            <text:p>520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07" table:style-name="ce1">
            <text:p>520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03" table:style-name="ce1">
            <text:p>500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064" table:style-name="ce1">
            <text:p>406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37" table:style-name="ce1">
            <text:p>593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07" table:style-name="ce1">
            <text:p>560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14" table:style-name="ce1">
            <text:p>671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01" table:style-name="ce1">
            <text:p>550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91" table:style-name="ce1">
            <text:p>639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53" table:style-name="ce1">
            <text:p>635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26" table:style-name="ce1">
            <text:p>692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21" table:style-name="ce1">
            <text:p>612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04" table:style-name="ce1">
            <text:p>580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3" table:style-name="ce1">
            <text:p>56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53" table:style-name="ce1">
            <text:p>675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56" table:style-name="ce1">
            <text:p>555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93" table:style-name="ce1">
            <text:p>619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21" table:style-name="ce1">
            <text:p>642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35" table:style-name="ce1">
            <text:p>67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78" table:style-name="ce1">
            <text:p>607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13" table:style-name="ce1">
            <text:p>621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713" table:style-name="ce1">
            <text:p>371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58" table:style-name="ce1">
            <text:p>635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78" table:style-name="ce1">
            <text:p>487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27" table:style-name="ce1">
            <text:p>592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7" table:style-name="ce1">
            <text:p>59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78" table:style-name="ce1">
            <text:p>607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82" table:style-name="ce1">
            <text:p>698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14" table:style-name="ce1">
            <text:p>491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76" table:style-name="ce1">
            <text:p>537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17" table:style-name="ce1">
            <text:p>621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55" table:style-name="ce1">
            <text:p>485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67" table:style-name="ce1">
            <text:p>616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726" table:style-name="ce1">
            <text:p>372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06" table:style-name="ce1">
            <text:p>690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24" table:style-name="ce1">
            <text:p>732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15" table:style-name="ce1">
            <text:p>571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24" table:style-name="ce1">
            <text:p>582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26" table:style-name="ce1">
            <text:p>432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85" table:style-name="ce1">
            <text:p>688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77" table:style-name="ce1">
            <text:p>707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42" table:style-name="ce1">
            <text:p>654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91" table:style-name="ce1">
            <text:p>619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27" table:style-name="ce1">
            <text:p>672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08" table:style-name="ce1">
            <text:p>680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42" table:style-name="ce1">
            <text:p>634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29" table:style-name="ce1">
            <text:p>742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12" table:style-name="ce1">
            <text:p>601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65" table:style-name="ce1">
            <text:p>566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01" table:style-name="ce1">
            <text:p>560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54" table:style-name="ce1">
            <text:p>595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68" table:style-name="ce1">
            <text:p>666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34" table:style-name="ce1">
            <text:p>633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13" table:style-name="ce1">
            <text:p>541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85" table:style-name="ce1">
            <text:p>688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672" table:style-name="ce1">
            <text:p>367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46" table:style-name="ce1">
            <text:p>544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76" table:style-name="ce1">
            <text:p>637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66" table:style-name="ce1">
            <text:p>69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709" table:style-name="ce1">
            <text:p>770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2" table:style-name="ce1">
            <text:p>54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14" table:style-name="ce1">
            <text:p>701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13" table:style-name="ce1">
            <text:p>571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89" table:style-name="ce1">
            <text:p>678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13" table:style-name="ce1">
            <text:p>541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81" table:style-name="ce1">
            <text:p>708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01" table:style-name="ce1">
            <text:p>670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53" table:style-name="ce1">
            <text:p>585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03" table:style-name="ce1">
            <text:p>560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31" table:style-name="ce1">
            <text:p>563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09" table:style-name="ce1">
            <text:p>620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26" table:style-name="ce1">
            <text:p>692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71" table:style-name="ce1">
            <text:p>637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49" table:style-name="ce1">
            <text:p>464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57" table:style-name="ce1">
            <text:p>725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65" table:style-name="ce1">
            <text:p>446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72" table:style-name="ce1">
            <text:p>627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3" table:style-name="ce1">
            <text:p>68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35" table:style-name="ce1">
            <text:p>65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17" table:style-name="ce1">
            <text:p>561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59" table:style-name="ce1">
            <text:p>705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25" table:style-name="ce1">
            <text:p>682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69" table:style-name="ce1">
            <text:p>546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58" table:style-name="ce1">
            <text:p>615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25" table:style-name="ce1">
            <text:p>492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71" table:style-name="ce1">
            <text:p>617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75" table:style-name="ce1">
            <text:p>717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9" table:style-name="ce1">
            <text:p>58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99" table:style-name="ce1">
            <text:p>749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67" table:style-name="ce1">
            <text:p>706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35" table:style-name="ce1">
            <text:p>67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15" table:style-name="ce1">
            <text:p>571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13" table:style-name="ce1">
            <text:p>591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23" table:style-name="ce1">
            <text:p>562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77" table:style-name="ce1">
            <text:p>657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49" table:style-name="ce1">
            <text:p>604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47" table:style-name="ce1">
            <text:p>474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0" table:style-name="ce1">
            <text:p>470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17" table:style-name="ce1">
            <text:p>651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96" table:style-name="ce1">
            <text:p>449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21" table:style-name="ce1">
            <text:p>512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52" table:style-name="ce1">
            <text:p>485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22" table:style-name="ce1">
            <text:p>762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63" table:style-name="ce1">
            <text:p>466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49" table:style-name="ce1">
            <text:p>57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15" table:style-name="ce1">
            <text:p>661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83" table:style-name="ce1">
            <text:p>688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23" table:style-name="ce1">
            <text:p>462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47" table:style-name="ce1">
            <text:p>514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3" table:style-name="ce1">
            <text:p>56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29" table:style-name="ce1">
            <text:p>722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38" table:style-name="ce1">
            <text:p>563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07" table:style-name="ce1">
            <text:p>600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83" table:style-name="ce1">
            <text:p>688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7" table:style-name="ce1">
            <text:p>72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74" table:style-name="ce1">
            <text:p>457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56" table:style-name="ce1">
            <text:p>595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57" table:style-name="ce1">
            <text:p>705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31" table:style-name="ce1">
            <text:p>683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88" table:style-name="ce1">
            <text:p>688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39" table:style-name="ce1">
            <text:p>653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34" table:style-name="ce1">
            <text:p>743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72" table:style-name="ce1">
            <text:p>487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13" table:style-name="ce1">
            <text:p>641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92" table:style-name="ce1">
            <text:p>719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4" table:style-name="ce1">
            <text:p>63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49" table:style-name="ce1">
            <text:p>664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38" table:style-name="ce1">
            <text:p>633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94" table:style-name="ce1">
            <text:p>669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26" table:style-name="ce1">
            <text:p>752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84" table:style-name="ce1">
            <text:p>518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18" table:style-name="ce1">
            <text:p>701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82" table:style-name="ce1">
            <text:p>708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198" table:style-name="ce1">
            <text:p>419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65" table:style-name="ce1">
            <text:p>476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48" table:style-name="ce1">
            <text:p>514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63" table:style-name="ce1">
            <text:p>556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34" table:style-name="ce1">
            <text:p>513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15" table:style-name="ce1">
            <text:p>491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35" table:style-name="ce1">
            <text:p>623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48" table:style-name="ce1">
            <text:p>604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33" table:style-name="ce1">
            <text:p>643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5" table:style-name="ce1">
            <text:p>7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19" table:style-name="ce1">
            <text:p>701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47" table:style-name="ce1">
            <text:p>514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34" table:style-name="ce1">
            <text:p>563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26" table:style-name="ce1">
            <text:p>462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01" table:style-name="ce1">
            <text:p>530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90" table:style-name="ce1">
            <text:p>790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06" table:style-name="ce1">
            <text:p>620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29" table:style-name="ce1">
            <text:p>572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05" table:style-name="ce1">
            <text:p>500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08" table:style-name="ce1">
            <text:p>600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58" table:style-name="ce1">
            <text:p>555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9" table:style-name="ce1">
            <text:p>56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141" table:style-name="ce1">
            <text:p>414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23" table:style-name="ce1">
            <text:p>442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23" table:style-name="ce1">
            <text:p>582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16" table:style-name="ce1">
            <text:p>701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66" table:style-name="ce1">
            <text:p>606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69" table:style-name="ce1">
            <text:p>506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65" table:style-name="ce1">
            <text:p>566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207" table:style-name="ce1">
            <text:p>420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052" table:style-name="ce1">
            <text:p>305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93" table:style-name="ce1">
            <text:p>509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311" table:style-name="ce1">
            <text:p>331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6" table:style-name="ce1">
            <text:p>50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37" table:style-name="ce1">
            <text:p>513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9" table:style-name="ce1">
            <text:p>55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504" table:style-name="ce1">
            <text:p>350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65" table:style-name="ce1">
            <text:p>626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32" table:style-name="ce1">
            <text:p>543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83" table:style-name="ce1">
            <text:p>648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86" table:style-name="ce1">
            <text:p>538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04" table:style-name="ce1">
            <text:p>590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09" table:style-name="ce1">
            <text:p>510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5" table:style-name="ce1">
            <text:p>69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07" table:style-name="ce1">
            <text:p>580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07" table:style-name="ce1">
            <text:p>590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62" table:style-name="ce1">
            <text:p>466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71" table:style-name="ce1">
            <text:p>627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7" table:style-name="ce1">
            <text:p>64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39" table:style-name="ce1">
            <text:p>593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83" table:style-name="ce1">
            <text:p>508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49" table:style-name="ce1">
            <text:p>45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42" table:style-name="ce1">
            <text:p>484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73" table:style-name="ce1">
            <text:p>637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72" table:style-name="ce1">
            <text:p>527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31" table:style-name="ce1">
            <text:p>733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65" table:style-name="ce1">
            <text:p>436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66" table:style-name="ce1">
            <text:p>68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12" table:style-name="ce1">
            <text:p>491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9" table:style-name="ce1">
            <text:p>67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03" table:style-name="ce1">
            <text:p>660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2" table:style-name="ce1">
            <text:p>74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696" table:style-name="ce1">
            <text:p>369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12" table:style-name="ce1">
            <text:p>661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62" table:style-name="ce1">
            <text:p>576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46" table:style-name="ce1">
            <text:p>66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72" table:style-name="ce1">
            <text:p>567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52" table:style-name="ce1">
            <text:p>535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number-rows-repeated="1048375" table:style-name="ro1">
          <table:table-cell table:number-columns-repeated="16384"/>
        </table:table-row>
      </table:table>
      <table:database-ranges>
        <table:database-range table:target-range-address="Wifi.A1:Wifi.F201" table:name="lichtenWI_FI1" table:display-filter-buttons="true" table:on-update-keep-size="false" table:on-update-keep-styles="true" table:refresh-delay="false">
          <table:database-source-sql table:database-name="Provider=Microsoft.Mashup.OleDb.1;Data Source=$Workbook$;Location=lichtenWI-FI1;Extended Properties=&quot;&quot;" table:sql-statement="SELECT * FROM [lichtenWI-FI1]"/>
        </table:database-range>
        <table:database-range table:target-range-address="Wifi.G1:Wifi.K201" table:name="lichtenWI_FI2" table:display-filter-buttons="true" table:on-update-keep-size="false" table:on-update-keep-styles="true" table:refresh-delay="false">
          <table:database-source-sql table:database-name="Provider=Microsoft.Mashup.OleDb.1;Data Source=$Workbook$;Location=lichtenWI-FI2;Extended Properties=&quot;&quot;" table:sql-statement="SELECT * FROM [lichtenWI-FI2]"/>
        </table:database-range>
        <table:database-range table:target-range-address="4G.A1:4G.E201" table:name="lichten4GHO1" table:display-filter-buttons="true" table:on-update-keep-size="false" table:on-update-keep-styles="true" table:refresh-delay="false">
          <table:database-source-sql table:database-name="Provider=Microsoft.Mashup.OleDb.1;Data Source=$Workbook$;Location=lichten4GHO1;Extended Properties=&quot;&quot;" table:sql-statement="SELECT * FROM [lichten4GHO1]"/>
        </table:database-range>
        <table:database-range table:target-range-address="4G.G1:4G.K201" table:name="lichten4GHO2" table:display-filter-buttons="true" table:on-update-keep-size="false" table:on-update-keep-styles="true" table:refresh-delay="false">
          <table:database-source-sql table:database-name="Provider=Microsoft.Mashup.OleDb.1;Data Source=$Workbook$;Location=lichten4GHO2;Extended Properties=&quot;&quot;" table:sql-statement="SELECT * FROM [lichten4GHO2]"/>
        </table:database-range>
        <table:database-range table:target-range-address="5G.A1:5G.E201" table:name="lichten5GHO1" table:display-filter-buttons="true" table:on-update-keep-size="false" table:on-update-keep-styles="true" table:refresh-delay="false">
          <table:database-source-sql table:database-name="Provider=Microsoft.Mashup.OleDb.1;Data Source=$Workbook$;Location=lichten5GHO1;Extended Properties=&quot;&quot;" table:sql-statement="SELECT * FROM [lichten5GHO1]"/>
        </table:database-range>
        <table:database-range table:target-range-address="5G.G1:5G.K201" table:name="lichten5GHO2" table:display-filter-buttons="true" table:on-update-keep-size="false" table:on-update-keep-styles="true" table:refresh-delay="false">
          <table:database-source-sql table:database-name="Provider=Microsoft.Mashup.OleDb.1;Data Source=$Workbook$;Location=lichten5GHO2;Extended Properties=&quot;&quot;" table:sql-statement="SELECT * FROM [lichten5GHO2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730</meta:generator>
    <meta:initial-creator>Jan De Somviele</meta:initial-creator>
    <dc:creator>Jan De Somviele</dc:creator>
    <meta:creation-date>2025-05-20T16:08:16Z</meta:creation-date>
    <dc:date>2025-05-28T15:35:53Z</dc:date>
    <meta:editing-duration>PT0S</meta:editing-duration>
  </office:meta>
</office:document-meta>
</file>